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7c2" officeooo:paragraph-rsid="000ce7c2"/>
    </style:style>
    <style:style style:name="P2" style:family="paragraph" style:parent-style-name="Standard">
      <style:text-properties officeooo:paragraph-rsid="000ce7c2"/>
    </style:style>
    <style:style style:name="P3" style:family="paragraph" style:parent-style-name="Standard">
      <style:text-properties officeooo:rsid="001202b3" officeooo:paragraph-rsid="001202b3"/>
    </style:style>
    <style:style style:name="P4" style:family="paragraph" style:parent-style-name="Standard">
      <style:text-properties officeooo:rsid="001202b3" officeooo:paragraph-rsid="0013d4c2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3d4c2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d4c2" officeooo:paragraph-rsid="0013d4c2"/>
    </style:style>
    <style:style style:name="P8" style:family="paragraph" style:parent-style-name="Preformatted_20_Text">
      <style:text-properties officeooo:rsid="000ce7c2" officeooo:paragraph-rsid="000ce7c2"/>
    </style:style>
    <style:style style:name="P9" style:family="paragraph" style:parent-style-name="Preformatted_20_Text">
      <style:text-properties officeooo:rsid="000ce7c2" officeooo:paragraph-rsid="000f31e3"/>
    </style:style>
    <style:style style:name="P10" style:family="paragraph" style:parent-style-name="Preformatted_20_Text">
      <style:text-properties officeooo:paragraph-rsid="000f38b2"/>
    </style:style>
    <style:style style:name="P11" style:family="paragraph" style:parent-style-name="Preformatted_20_Text">
      <style:text-properties officeooo:rsid="001202b3" officeooo:paragraph-rsid="001202b3"/>
    </style:style>
    <style:style style:name="T1" style:family="text">
      <style:text-properties officeooo:rsid="000ce7c2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0ce7c2" style:font-size-asian="10pt"/>
    </style:style>
    <style:style style:name="T4" style:family="text">
      <style:text-properties fo:color="#000000" style:font-name="Monospace" fo:font-size="10pt" officeooo:rsid="001202b3" style:font-size-asian="10pt"/>
    </style:style>
    <style:style style:name="T5" style:family="text">
      <style:text-properties fo:color="#000000" style:font-name="Monospace" fo:font-size="10pt" officeooo:rsid="0013d4c2" style:font-size-asian="10pt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7f0055" style:font-name="Monospace" fo:font-size="10pt" fo:font-weight="bold" officeooo:rsid="000ce7c2" style:font-name-asian="Droid Sans Fallback1" style:font-size-asian="10pt" style:font-weight-asian="bold" style:font-name-complex="Liberation Mono" style:font-size-complex="10pt"/>
    </style:style>
    <style:style style:name="T8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9" style:family="text">
      <style:text-properties fo:color="#0000c0" style:font-name="Monospace" fo:font-size="10pt" fo:font-style="italic" style:font-size-asian="10pt" style:font-style-asian="italic"/>
    </style:style>
    <style:style style:name="T10" style:family="text">
      <style:text-properties fo:color="#0000c0" style:font-name="Monospace" fo:font-size="10pt" fo:font-style="italic" officeooo:rsid="000ce7c2" style:font-size-asian="10pt" style:font-style-asian="italic"/>
    </style:style>
    <style:style style:name="T11" style:family="text">
      <style:text-properties fo:color="#0000c0" style:font-name="Monospace" fo:font-size="10pt" style:font-size-asian="10pt"/>
    </style:style>
    <style:style style:name="T12" style:family="text">
      <style:text-properties fo:color="#0000c0" style:font-name="Monospace" fo:font-size="10pt" officeooo:rsid="001581f9" style:font-size-asian="10pt"/>
    </style:style>
    <style:style style:name="T13" style:family="text">
      <style:text-properties fo:color="#3f5fbf" style:font-name="Monospace" fo:font-size="10pt" style:font-size-asian="10pt"/>
    </style:style>
    <style:style style:name="T14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officeooo:rsid="001202b3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3f7f5f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ad Me</text:p>
      <text:p text:style-name="P8"/>
      <text:p text:style-name="P8">PickImages 用于选择多张或单张图片，通过参数指定选择图片的行为，并将结果返回给调用者。</text:p>
      <text:p text:style-name="P8"/>
      <text:p text:style-name="P8">调用说明：</text:p>
      <text:p text:style-name="P8">1, Activity调用：</text:p>
      <text:p text:style-name="P8">例，</text:p>
      <text:p text:style-name="P1"><text:span text:style-name="T2">Intent intent = </text:span><text:span text:style-name="T6">new</text:span><text:span text:style-name="T2"> Intent(</text:span><text:span text:style-name="T11">mLoadActivity</text:span><text:span text:style-name="T2">, PickImagesActivity.</text:span><text:span text:style-name="T6">class</text:span><text:span text:style-name="T2">);</text:span></text:p>
      <text:p text:style-name="P5"><text:span text:style-name="T2">intent.putExtra(PickImagesFragment.</text:span><text:span text:style-name="T9">PICK_IMG_PARAM</text:span><text:span text:style-name="T2">, </text:span><text:span text:style-name="T11">mPickImagesInputParam</text:span><text:span text:style-name="T2">.</text:span><text:span text:style-name="T11">mPickImagesParam</text:span><text:span text:style-name="T2">);</text:span></text:p>
      <text:p text:style-name="P5"><text:span text:style-name="T11">mLoadActivity</text:span><text:span text:style-name="T2">.startActivityForResult(intent, </text:span><text:span text:style-name="T9">REQUEST_CODE_PICK_IMAGE</text:span><text:span text:style-name="T2">);</text:span></text:p>
      <text:p text:style-name="P9">传入相应的PickImagesParam即可，activity,requesCode自己定义的。</text:p>
      <text:p text:style-name="P8"/>
      <text:p text:style-name="P8">接收，</text:p>
      <text:p text:style-name="P1"><text:span text:style-name="T6">public</text:span><text:span text:style-name="T2"> </text:span><text:span text:style-name="T6">void</text:span><text:span text:style-name="T2"> onActivityResult(</text:span><text:span text:style-name="T6">int</text:span><text:span text:style-name="T2"> requestCode, </text:span><text:span text:style-name="T6">int</text:span><text:span text:style-name="T2"> resultCode,</text:span></text:p>
      <text:p text:style-name="P5"><text:span text:style-name="T2"><text:s text:c="8"/>Intent resultData) {</text:span></text:p>
      <text:p text:style-name="P5"><text:span text:style-name="T2"><text:s text:c="5"/></text:span><text:span text:style-name="T6">if</text:span><text:span text:style-name="T2"> (resultCode == Activity.</text:span><text:span text:style-name="T9">RESULT_OK</text:span><text:span text:style-name="T2">) {</text:span></text:p>
      <text:p text:style-name="P5"><text:span text:style-name="T2"><text:s text:c="4"/><text:tab/> </text:span><text:span text:style-name="T6">if</text:span><text:span text:style-name="T2"> (requestCode == </text:span><text:span text:style-name="T9">REQUEST_CODE_PICK_IMAGE</text:span><text:span text:style-name="T2">) {</text:span></text:p>
      <text:p text:style-name="P5"><text:span text:style-name="T2"><text:s text:c="4"/><text:tab/><text:tab/> ArrayList&lt;ImageInfo&gt; imageInfos resultData.getParcelableArrayListExtra(PickImagesFragment.</text:span><text:span text:style-name="T9">PICK_IMG_RESULT</text:span><text:span text:style-name="T2">);</text:span></text:p>
      <text:p text:style-name="P8"/>
      <text:p text:style-name="P8"><text:s text:c="4"/><text:tab/><text:tab/> <text:s/></text:p>
      <text:p text:style-name="P8">2, Fragment调用：</text:p>
      <text:p text:style-name="P8">例，</text:p>
      <text:p text:style-name="P2"><text:span text:style-name="T3">FragmentTransaction transaction = getSupportFragmentManager()</text:span><text:span text:style-name="T2">.beginTransaction();</text:span></text:p>
      <text:p text:style-name="P5"><text:span text:style-name="T2">PickImagesFragment fragment = </text:span><text:span text:style-name="T6">new</text:span><text:span text:style-name="T2"> PickImagesFragment();</text:span></text:p>
      <text:p text:style-name="P5"><text:span text:style-name="T2">fragment.setPickImageResultListener(</text:span><text:span text:style-name="T6">this</text:span><text:span text:style-name="T2">);</text:span></text:p>
      <text:p text:style-name="P5"><text:span text:style-name="T2">Bundle bundle = </text:span><text:span text:style-name="T6">new</text:span><text:span text:style-name="T2"> Bundle();</text:span></text:p>
      <text:p text:style-name="P5"><text:span text:style-name="T2">bundle.putSerializable(PickImagesFragment.</text:span><text:span text:style-name="T9">PICK_IMG_PARAM</text:span><text:span text:style-name="T2">, getIntent()</text:span></text:p>
      <text:p text:style-name="P5"><text:span text:style-name="T2"><text:tab/><text:tab/>.getSerializableExtra(PickImagesFragment.</text:span><text:span text:style-name="T9">PICK_IMG_PARAM</text:span><text:span text:style-name="T2">));</text:span></text:p>
      <text:p text:style-name="P5"><text:span text:style-name="T2">fragment.setArguments(bundle);</text:span></text:p>
      <text:p text:style-name="P5"><text:span text:style-name="T2">transaction.add(R.id.</text:span><text:span text:style-name="T9">container</text:span><text:span text:style-name="T2">, fragment);</text:span></text:p>
      <text:p text:style-name="P5"><text:span text:style-name="T2">transaction.commit();</text:span></text:p>
      <text:p text:style-name="P8"/>
      <text:p text:style-name="P8"/>
      <text:p text:style-name="P8">注, </text:p>
      <text:p text:style-name="P10"><text:span text:style-name="T1">mPickImagesParam.</text:span><text:span text:style-name="T10">mIsActivityCalled</text:span><text:span text:style-name="T1"> = </text:span><text:span text:style-name="T7">false</text:span><text:span text:style-name="T1">;</text:span></text:p>
      <text:p text:style-name="P10"><text:span text:style-name="T1">fragment.setPickImageResultListener(</text:span><text:span text:style-name="T6">this</text:span><text:span text:style-name="T1">);</text:span></text:p>
      <text:p text:style-name="P8">实现接收</text:p>
      <text:p text:style-name="P8">@Override</text:p>
      <text:p text:style-name="P1"><text:span text:style-name="T6">public</text:span><text:span text:style-name="T2"> </text:span><text:span text:style-name="T6">void</text:span><text:span text:style-name="T2"> onPickFinished(ArrayList&lt;ImageInfo&gt; imageInfos) {</text:span></text:p>
      <text:p text:style-name="P8"><text:tab/>// TODO Auto-generated method stub</text:p>
      <text:p text:style-name="P8">}</text:p>
      <text:p text:style-name="P8"/>
      <text:p text:style-name="P8"/>
      <text:p text:style-name="P8">PickImagesParam说明</text:p>
      <text:p text:style-name="P1"><text:span text:style-name="T13"><text:tab/>/**</text:span></text:p>
      <text:p text:style-name="P5"><text:span text:style-name="T13"><text:tab/> * set true for activity, false for fragment.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</text:span><text:span text:style-name="T6">boolean</text:span><text:span text:style-name="T2"> </text:span><text:span text:style-name="T11">mIsActivityCalled</text:span><text:span text:style-name="T2"> = </text:span><text:span text:style-name="T6">true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search image path, /</text:span><text:span text:style-name="T14">mnt</text:span><text:span text:style-name="T13"> if not set.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String </text:span><text:span text:style-name="T11">mSearchPath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max </text:span><text:span text:style-name="T14">num</text:span><text:span text:style-name="T13"> to pick, ignore set if no limit or set 0.</text:span></text:p>
      <text:p text:style-name="P5"><text:span text:style-name="T13"><text:tab/> */</text:span></text:p>
      <text:p text:style-name="P5"><text:soft-page-break/><text:span text:style-name="T2"><text:tab/></text:span><text:span text:style-name="T6">public</text:span><text:span text:style-name="T2"> </text:span><text:span text:style-name="T6">int</text:span><text:span text:style-name="T2"> </text:span><text:span text:style-name="T11">mPickLimitCount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if select more image will show tips after limit reached.</text:span></text:p>
      <text:p text:style-name="P5"><text:span text:style-name="T13"><text:tab/> * will not show if not set.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String </text:span><text:span text:style-name="T11">mLimitReachedTips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pick image view </text:span><text:span text:style-name="T14">tilte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String </text:span><text:span text:style-name="T11">mTitle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confirm button name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String </text:span><text:span text:style-name="T11">mConfirmBtnName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default image id, will show it before decode image.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</text:span><text:span text:style-name="T6">int</text:span><text:span text:style-name="T2"> </text:span><text:span text:style-name="T11">mDefaultImage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grid view columns, will ignore this if set column width.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</text:span><text:span text:style-name="T6">int</text:span><text:span text:style-name="T2"> </text:span><text:span text:style-name="T11">mColumns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grid view </text:span><text:span text:style-name="T14">colum</text:span><text:span text:style-name="T13"> width, will ignore columns value if set it.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</text:span><text:span text:style-name="T6">int</text:span><text:span text:style-name="T2"> </text:span><text:span text:style-name="T11">mColumnWidth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0 not show, 1 show left count, 2 show selected count.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</text:span><text:span text:style-name="T6">int</text:span><text:span text:style-name="T2"> </text:span><text:span text:style-name="T11">mShowCountMode</text:span><text:span text:style-name="T2">;</text:span></text:p>
      <text:p text:style-name="P5"><text:span text:style-name="T2"><text:tab/></text:span><text:span text:style-name="T13">/**</text:span></text:p>
      <text:p text:style-name="P5"><text:span text:style-name="T13"><text:tab/> * format string for show count, if set will ignore title value.</text:span></text:p>
      <text:p text:style-name="P5"><text:span text:style-name="T13"><text:tab/> */</text:span></text:p>
      <text:p text:style-name="P5"><text:span text:style-name="T2"><text:tab/></text:span><text:span text:style-name="T6">public</text:span><text:span text:style-name="T2"> String </text:span><text:span text:style-name="T11">mShowCountFormatString</text:span><text:span text:style-name="T2">;</text:span></text:p>
      <text:p text:style-name="P8"/>
      <text:p text:style-name="P8"/>
      <text:p text:style-name="P8">参数例<text:span text:style-name="T15">子：</text:span></text:p>
      <text:p text:style-name="P11">１，选择限制数目的多张图片并提示还可以选择几张</text:p>
      <text:p text:style-name="P3"><text:span text:style-name="T2">PickImagesParam param = </text:span><text:span text:style-name="T6">new</text:span><text:span text:style-name="T2"> PickImagesParam();</text:span></text:p>
      <text:p text:style-name="P5"><text:span text:style-name="T2">param.</text:span><text:span text:style-name="T11">mColumns</text:span><text:span text:style-name="T2"> = 4;</text:span></text:p>
      <text:p text:style-name="P5"><text:span text:style-name="T2">param.</text:span><text:span text:style-name="T11">mConfirmBtnName</text:span><text:span text:style-name="T2"> = </text:span><text:span text:style-name="T16">"确认"</text:span><text:span text:style-name="T2">;</text:span></text:p>
      <text:p text:style-name="P5"><text:span text:style-name="T17">// param.mDefaultImage = R.drawable.btn_camera;</text:span></text:p>
      <text:p text:style-name="P5"><text:span text:style-name="T2">param.</text:span><text:span text:style-name="T11">mIsActivityCalled</text:span><text:span text:style-name="T2"> = </text:span><text:span text:style-name="T6">true</text:span><text:span text:style-name="T2">;</text:span></text:p>
      <text:p text:style-name="P5"><text:span text:style-name="T2">param.</text:span><text:span text:style-name="T11">mLimitReachedTips</text:span><text:span text:style-name="T2"> = </text:span><text:span text:style-name="T16">"不能再选择了哦"</text:span><text:span text:style-name="T2">;</text:span></text:p>
      <text:p text:style-name="P5"><text:span text:style-name="T2">param.</text:span><text:span text:style-name="T11">mPickLimitCount</text:span><text:span text:style-name="T2"> = </text:span><text:span text:style-name="T4">6</text:span><text:span text:style-name="T2">;</text:span></text:p>
      <text:p text:style-name="P5"><text:span text:style-name="T2">param.</text:span><text:span text:style-name="T11">mSearchPath</text:span><text:span text:style-name="T2"> = </text:span><text:span text:style-name="T16">"/mnt"</text:span><text:span text:style-name="T2">;</text:span></text:p>
      <text:p text:style-name="P5"><text:span text:style-name="T2">param.</text:span><text:span text:style-name="T11">mShowCountFormatString</text:span><text:span text:style-name="T2"> = </text:span><text:span text:style-name="T16">"还可以选择(%s)张图片"</text:span><text:span text:style-name="T2">;</text:span></text:p>
      <text:p text:style-name="P5"><text:span text:style-name="T2">param.</text:span><text:span text:style-name="T11">mShowCountMode</text:span><text:span text:style-name="T2"> = 1;</text:span></text:p>
      <text:p text:style-name="P5"/>
      <text:p text:style-name="P7"><text:span text:style-name="T2">２，single choice</text:span></text:p>
      <text:p text:style-name="P4"><text:span text:style-name="T2">PickImagesParam param = </text:span><text:span text:style-name="T6">new</text:span><text:span text:style-name="T2"> PickImagesParam();</text:span></text:p>
      <text:p text:style-name="P6"><text:span text:style-name="T2">param.</text:span><text:span text:style-name="T11">mColumns</text:span><text:span text:style-name="T2"> = 4;</text:span></text:p>
      <text:p text:style-name="P6"><text:span text:style-name="T2">param.</text:span><text:span text:style-name="T11">mConfirmBtnName</text:span><text:span text:style-name="T2"> = </text:span><text:span text:style-name="T16">"确认"</text:span><text:span text:style-name="T2">;</text:span></text:p>
      <text:p text:style-name="P6"><text:span text:style-name="T17">// param.mDefaultImage = R.drawable.btn_camera;</text:span></text:p>
      <text:p text:style-name="P6"><text:span text:style-name="T2">param.</text:span><text:span text:style-name="T11">mIsActivityCalled</text:span><text:span text:style-name="T2"> = </text:span><text:span text:style-name="T6">true</text:span><text:span text:style-name="T2">;</text:span></text:p>
      <text:p text:style-name="P6"><text:span text:style-name="T2">param.</text:span><text:span text:style-name="T11">mPickLimitCount</text:span><text:span text:style-name="T2"> = </text:span><text:span text:style-name="T5">1</text:span><text:span text:style-name="T2">;</text:span></text:p>
      <text:p text:style-name="P6"><text:span text:style-name="T2">param.</text:span><text:span text:style-name="T11">mSearchPath</text:span><text:span text:style-name="T2"> = </text:span><text:span text:style-name="T16">"/mnt"</text:span><text:span text:style-name="T2">;</text:span></text:p>
      <text:p text:style-name="P6"><text:soft-page-break/><text:span text:style-name="T2">param.</text:span><text:span text:style-name="T11">m</text:span><text:span text:style-name="T12">Tile</text:span><text:span text:style-name="T2"> = </text:span><text:span text:style-name="T16">"选择图片"</text:span><text:span text:style-name="T2">;</text:span></text:p>
      <text:p text:style-name="P7"><text:span text:style-name="T2">param.</text:span><text:span text:style-name="T11">mShowCountMode</text:span><text:span text:style-name="T2"> = 1;</text:span></text:p>
      <text:p text:style-name="P11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0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6T12:03:07.768819649</dc:date>
    <meta:generator>LibreOffice/4.2.3.3$Linux_X86_64 LibreOffice_project/420m0$Build-3</meta:generator>
    <meta:editing-duration>PT8M44S</meta:editing-duration>
    <meta:editing-cycles>8</meta:editing-cycles>
    <meta:document-statistic meta:table-count="0" meta:image-count="0" meta:object-count="0" meta:page-count="3" meta:paragraph-count="103" meta:word-count="451" meta:character-count="2950" meta:non-whitespace-character-count="2623"/>
  </office:meta>
</office:document-meta>
</file>